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8.497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3.406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_big, itm_javelin_bi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itm_gondor_citadel_sword,itm_gondor_2h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9|knows_shield_3|knows_power_strike_8|knows_ironflesh_8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ism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ism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ism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_big,itm_dunland_javelin_big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_big,itm_dunland_javelin_big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6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7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9">00.00.0000</text:date>, <text:time style:data-style-name="N2" text:time-value="15:50:40.49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3-02-19T15:51:29.852000000</dc:date>
    <meta:editing-cycles>567</meta:editing-cycles>
    <meta:editing-duration>P6DT20H11M3S</meta:editing-duration>
    <meta:document-statistic meta:table-count="2" meta:cell-count="7112" meta:object-count="0"/>
  </office:meta>
</office:document-meta>
</file>